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office:font-face-decls>
  <office:automatic-styles>
    <style:style style:name="Table1" style:family="table">
      <style:table-properties style:width="6.5in" fo:margin-left="0.0035in" fo:margin-top="0in" fo:margin-bottom="0in" table:align="left" style:writing-mode="page"/>
    </style:style>
    <style:style style:name="Table1.A" style:family="table-column">
      <style:table-column-properties style:column-width="1.0417in"/>
    </style:style>
    <style:style style:name="Table1.B" style:family="table-column">
      <style:table-column-properties style:column-width="1.9438in"/>
    </style:style>
    <style:style style:name="Table1.C" style:family="table-column">
      <style:table-column-properties style:column-width="3.5146in"/>
    </style:style>
    <style:style style:name="Table1.1" style:family="table-row">
      <style:table-row-properties fo:keep-together="auto"/>
    </style:style>
    <style:style style:name="Table1.A1" style:family="table-cell">
      <style:table-cell-properties fo:background-color="#0f4c81" fo:padding-left="0.0694in" fo:padding-right="0.0694in" fo:padding-top="0.0556in" fo:padding-bottom="0.0556in" fo:border="0.5pt solid #cccccc">
        <style:background-image/>
      </style:table-cell-properties>
    </style:style>
    <style:style style:name="Table1.A2" style:family="table-cell">
      <style:table-cell-properties fo:padding-left="0.0694in" fo:padding-right="0.0694in" fo:padding-top="0.0556in" fo:padding-bottom="0.0556in" fo:border="0.5pt solid #cccccc"/>
    </style:style>
    <style:style style:name="Table1.B2" style:family="table-cell">
      <style:table-cell-properties fo:padding-left="0.0694in" fo:padding-right="0.0694in" fo:padding-top="0.0556in" fo:padding-bottom="0.0556in" fo:border="0.5pt solid #cccccc"/>
    </style:style>
    <style:style style:name="Table1.C2" style:family="table-cell">
      <style:table-cell-properties fo:padding-left="0.0694in" fo:padding-right="0.0694in" fo:padding-top="0.0556in" fo:padding-bottom="0.0556in" fo:border="0.5pt solid #cccccc"/>
    </style:style>
    <style:style style:name="Table1.A3" style:family="table-cell">
      <style:table-cell-properties fo:background-color="#f8fafc" fo:padding-left="0.0694in" fo:padding-right="0.0694in" fo:padding-top="0.0556in" fo:padding-bottom="0.0556in" fo:border="0.5pt solid #cccccc">
        <style:background-image/>
      </style:table-cell-properties>
    </style:style>
    <style:style style:name="Table1.A4" style:family="table-cell">
      <style:table-cell-properties fo:padding-left="0.0694in" fo:padding-right="0.0694in" fo:padding-top="0.0556in" fo:padding-bottom="0.0556in" fo:border="0.5pt solid #cccccc"/>
    </style:style>
    <style:style style:name="Table1.B4" style:family="table-cell">
      <style:table-cell-properties fo:padding-left="0.0694in" fo:padding-right="0.0694in" fo:padding-top="0.0556in" fo:padding-bottom="0.0556in" fo:border="0.5pt solid #cccccc"/>
    </style:style>
    <style:style style:name="Table1.C4" style:family="table-cell">
      <style:table-cell-properties fo:padding-left="0.0694in" fo:padding-right="0.0694in" fo:padding-top="0.0556in" fo:padding-bottom="0.0556in" fo:border="0.5pt solid #cccccc"/>
    </style:style>
    <style:style style:name="Table1.A6" style:family="table-cell">
      <style:table-cell-properties fo:padding-left="0.0694in" fo:padding-right="0.0694in" fo:padding-top="0.0556in" fo:padding-bottom="0.0556in" fo:border="0.5pt solid #cccccc"/>
    </style:style>
    <style:style style:name="Table1.B6" style:family="table-cell">
      <style:table-cell-properties fo:padding-left="0.0694in" fo:padding-right="0.0694in" fo:padding-top="0.0556in" fo:padding-bottom="0.0556in" fo:border="0.5pt solid #cccccc"/>
    </style:style>
    <style:style style:name="Table1.C6" style:family="table-cell">
      <style:table-cell-properties fo:padding-left="0.0694in" fo:padding-right="0.0694in" fo:padding-top="0.0556in" fo:padding-bottom="0.0556in" fo:border="0.5pt solid #cccccc"/>
    </style:style>
    <style:style style:name="Table2" style:family="table">
      <style:table-properties style:width="6.5in" fo:margin-left="0.0035in" fo:margin-top="0in" fo:margin-bottom="0in" table:align="left" style:writing-mode="page"/>
    </style:style>
    <style:style style:name="Table2.A" style:family="table-column">
      <style:table-column-properties style:column-width="0.2771in"/>
    </style:style>
    <style:style style:name="Table2.B" style:family="table-column">
      <style:table-column-properties style:column-width="3.334in"/>
    </style:style>
    <style:style style:name="Table2.C" style:family="table-column">
      <style:table-column-properties style:column-width="2.8889in"/>
    </style:style>
    <style:style style:name="Table2.1" style:family="table-row">
      <style:table-row-properties fo:keep-together="auto"/>
    </style:style>
    <style:style style:name="Table2.A1" style:family="table-cell">
      <style:table-cell-properties fo:background-color="#0f4c81" fo:padding-left="0.0694in" fo:padding-right="0.0694in" fo:padding-top="0.0556in" fo:padding-bottom="0.0556in" fo:border="0.5pt solid #cccccc">
        <style:background-image/>
      </style:table-cell-properties>
    </style:style>
    <style:style style:name="Table2.A2" style:family="table-cell">
      <style:table-cell-properties fo:padding-left="0.0694in" fo:padding-right="0.0694in" fo:padding-top="0.0556in" fo:padding-bottom="0.0556in" fo:border="0.5pt solid #cccccc"/>
    </style:style>
    <style:style style:name="Table2.B2" style:family="table-cell">
      <style:table-cell-properties fo:padding-left="0.0694in" fo:padding-right="0.0694in" fo:padding-top="0.0556in" fo:padding-bottom="0.0556in" fo:border="0.5pt solid #cccccc"/>
    </style:style>
    <style:style style:name="Table2.C2" style:family="table-cell">
      <style:table-cell-properties fo:padding-left="0.0694in" fo:padding-right="0.0694in" fo:padding-top="0.0556in" fo:padding-bottom="0.0556in" fo:border="0.5pt solid #cccccc"/>
    </style:style>
    <style:style style:name="Table2.A3" style:family="table-cell">
      <style:table-cell-properties fo:background-color="#f8fafc" fo:padding-left="0.0694in" fo:padding-right="0.0694in" fo:padding-top="0.0556in" fo:padding-bottom="0.0556in" fo:border="0.5pt solid #cccccc">
        <style:background-image/>
      </style:table-cell-properties>
    </style:style>
    <style:style style:name="Table2.A4" style:family="table-cell">
      <style:table-cell-properties fo:padding-left="0.0694in" fo:padding-right="0.0694in" fo:padding-top="0.0556in" fo:padding-bottom="0.0556in" fo:border="0.5pt solid #cccccc"/>
    </style:style>
    <style:style style:name="Table2.B4" style:family="table-cell">
      <style:table-cell-properties fo:padding-left="0.0694in" fo:padding-right="0.0694in" fo:padding-top="0.0556in" fo:padding-bottom="0.0556in" fo:border="0.5pt solid #cccccc"/>
    </style:style>
    <style:style style:name="Table2.C4" style:family="table-cell">
      <style:table-cell-properties fo:padding-left="0.0694in" fo:padding-right="0.0694in" fo:padding-top="0.0556in" fo:padding-bottom="0.0556in" fo:border="0.5pt solid #cccccc"/>
    </style:style>
    <style:style style:name="Table2.A6" style:family="table-cell">
      <style:table-cell-properties fo:padding-left="0.0694in" fo:padding-right="0.0694in" fo:padding-top="0.0556in" fo:padding-bottom="0.0556in" fo:border="0.5pt solid #cccccc"/>
    </style:style>
    <style:style style:name="Table2.B6" style:family="table-cell">
      <style:table-cell-properties fo:padding-left="0.0694in" fo:padding-right="0.0694in" fo:padding-top="0.0556in" fo:padding-bottom="0.0556in" fo:border="0.5pt solid #cccccc"/>
    </style:style>
    <style:style style:name="Table2.C6" style:family="table-cell">
      <style:table-cell-properties fo:padding-left="0.0694in" fo:padding-right="0.0694in" fo:padding-top="0.0556in" fo:padding-bottom="0.0556in" fo:border="0.5pt solid #cccccc"/>
    </style:style>
    <style:style style:name="Table2.A8" style:family="table-cell">
      <style:table-cell-properties fo:padding-left="0.0694in" fo:padding-right="0.0694in" fo:padding-top="0.0556in" fo:padding-bottom="0.0556in" fo:border="0.5pt solid #cccccc"/>
    </style:style>
    <style:style style:name="Table2.B8" style:family="table-cell">
      <style:table-cell-properties fo:padding-left="0.0694in" fo:padding-right="0.0694in" fo:padding-top="0.0556in" fo:padding-bottom="0.0556in" fo:border="0.5pt solid #cccccc"/>
    </style:style>
    <style:style style:name="Table2.C8" style:family="table-cell">
      <style:table-cell-properties fo:padding-left="0.0694in" fo:padding-right="0.0694in" fo:padding-top="0.0556in" fo:padding-bottom="0.0556in" fo:border="0.5pt solid #cccccc"/>
    </style:style>
    <style:style style:name="Table3" style:family="table">
      <style:table-properties style:width="6.5042in" fo:margin-left="0.0035in" fo:margin-top="0in" fo:margin-bottom="0in" table:align="left" style:writing-mode="page"/>
    </style:style>
    <style:style style:name="Table3.A" style:family="table-column">
      <style:table-column-properties style:column-width="0.3229in"/>
    </style:style>
    <style:style style:name="Table3.B" style:family="table-column">
      <style:table-column-properties style:column-width="3.566in"/>
    </style:style>
    <style:style style:name="Table3.C" style:family="table-column">
      <style:table-column-properties style:column-width="2.6153in"/>
    </style:style>
    <style:style style:name="Table3.1" style:family="table-row">
      <style:table-row-properties fo:keep-together="auto"/>
    </style:style>
    <style:style style:name="Table3.A1" style:family="table-cell">
      <style:table-cell-properties fo:background-color="#0f4c81" fo:padding-left="0.0694in" fo:padding-right="0.0694in" fo:padding-top="0.0556in" fo:padding-bottom="0.0556in" fo:border="0.5pt solid #cccccc">
        <style:background-image/>
      </style:table-cell-properties>
    </style:style>
    <style:style style:name="Table3.A2" style:family="table-cell">
      <style:table-cell-properties fo:padding-left="0.0694in" fo:padding-right="0.0694in" fo:padding-top="0.0556in" fo:padding-bottom="0.0556in" fo:border="0.5pt solid #cccccc"/>
    </style:style>
    <style:style style:name="Table3.B2" style:family="table-cell">
      <style:table-cell-properties fo:padding-left="0.0694in" fo:padding-right="0.0694in" fo:padding-top="0.0556in" fo:padding-bottom="0.0556in" fo:border="0.5pt solid #cccccc"/>
    </style:style>
    <style:style style:name="Table3.C2" style:family="table-cell">
      <style:table-cell-properties fo:padding-left="0.0694in" fo:padding-right="0.0694in" fo:padding-top="0.0556in" fo:padding-bottom="0.0556in" fo:border="0.5pt solid #cccccc"/>
    </style:style>
    <style:style style:name="Table3.A3" style:family="table-cell">
      <style:table-cell-properties fo:background-color="#f8fafc" fo:padding-left="0.0694in" fo:padding-right="0.0694in" fo:padding-top="0.0556in" fo:padding-bottom="0.0556in" fo:border="0.5pt solid #cccccc">
        <style:background-image/>
      </style:table-cell-properties>
    </style:style>
    <style:style style:name="Table3.A4" style:family="table-cell">
      <style:table-cell-properties fo:padding-left="0.0694in" fo:padding-right="0.0694in" fo:padding-top="0.0556in" fo:padding-bottom="0.0556in" fo:border="0.5pt solid #cccccc"/>
    </style:style>
    <style:style style:name="Table3.B4" style:family="table-cell">
      <style:table-cell-properties fo:padding-left="0.0694in" fo:padding-right="0.0694in" fo:padding-top="0.0556in" fo:padding-bottom="0.0556in" fo:border="0.5pt solid #cccccc"/>
    </style:style>
    <style:style style:name="Table3.C4" style:family="table-cell">
      <style:table-cell-properties fo:padding-left="0.0694in" fo:padding-right="0.0694in" fo:padding-top="0.0556in" fo:padding-bottom="0.0556in" fo:border="0.5pt solid #cccccc"/>
    </style:style>
    <style:style style:name="Table3.A6" style:family="table-cell">
      <style:table-cell-properties fo:padding-left="0.0694in" fo:padding-right="0.0694in" fo:padding-top="0.0556in" fo:padding-bottom="0.0556in" fo:border="0.5pt solid #cccccc"/>
    </style:style>
    <style:style style:name="Table3.B6" style:family="table-cell">
      <style:table-cell-properties fo:padding-left="0.0694in" fo:padding-right="0.0694in" fo:padding-top="0.0556in" fo:padding-bottom="0.0556in" fo:border="0.5pt solid #cccccc"/>
    </style:style>
    <style:style style:name="Table3.C6" style:family="table-cell">
      <style:table-cell-properties fo:padding-left="0.0694in" fo:padding-right="0.0694in" fo:padding-top="0.0556in" fo:padding-bottom="0.0556in" fo:border="0.5pt solid #cccccc"/>
    </style:style>
    <style:style style:name="Table3.A8" style:family="table-cell">
      <style:table-cell-properties fo:padding-left="0.0694in" fo:padding-right="0.0694in" fo:padding-top="0.0556in" fo:padding-bottom="0.0556in" fo:border="0.5pt solid #cccccc"/>
    </style:style>
    <style:style style:name="Table3.B8" style:family="table-cell">
      <style:table-cell-properties fo:padding-left="0.0694in" fo:padding-right="0.0694in" fo:padding-top="0.0556in" fo:padding-bottom="0.0556in" fo:border="0.5pt solid #cccccc"/>
    </style:style>
    <style:style style:name="Table3.C8" style:family="table-cell">
      <style:table-cell-properties fo:padding-left="0.0694in" fo:padding-right="0.0694in" fo:padding-top="0.0556in" fo:padding-bottom="0.0556in" fo:border="0.5pt solid #cccccc"/>
    </style:style>
    <style:style style:name="P1" style:family="paragraph" style:parent-style-name="Standard">
      <style:paragraph-properties fo:margin-top="0in" fo:margin-bottom="0in" style:contextual-spacing="false" fo:text-align="center" style:justify-single-word="false"/>
      <style:text-properties fo:font-size="16pt" style:font-size-asian="16pt" style:font-size-complex="16pt"/>
    </style:style>
    <style:style style:name="P2" style:family="paragraph" style:parent-style-name="Standard">
      <style:paragraph-properties fo:margin-top="0in" fo:margin-bottom="0.0555in" style:contextual-spacing="false" fo:text-align="center" style:justify-single-word="false"/>
      <style:text-properties fo:font-size="12pt" style:font-size-asian="12pt" style:font-size-complex="12pt"/>
    </style:style>
    <style:style style:name="P3" style:family="paragraph" style:parent-style-name="Standard">
      <style:paragraph-properties fo:margin-top="0.1665in" fo:margin-bottom="0.0835in" style:contextual-spacing="false" fo:line-height="115%"/>
      <style:text-properties fo:font-size="14pt" style:font-size-asian="14pt" style:font-size-complex="14pt"/>
    </style:style>
    <style:style style:name="P4" style:family="paragraph" style:parent-style-name="Standard">
      <style:paragraph-properties fo:margin-top="0in" fo:margin-bottom="0.0835in" style:contextual-spacing="false" fo:line-height="115%"/>
    </style:style>
    <style:style style:name="P5" style:family="paragraph" style:parent-style-name="Standard">
      <style:paragraph-properties fo:margin-top="0.1252in" fo:margin-bottom="0.0693in" style:contextual-spacing="false" fo:line-height="115%"/>
      <style:text-properties fo:font-size="12pt" style:font-size-asian="12pt" style:font-size-complex="12pt"/>
    </style:style>
    <style:style style:name="P6" style:family="paragraph" style:parent-style-name="Standard">
      <style:paragraph-properties fo:margin-top="0in" fo:margin-bottom="0.0835in" style:contextual-spacing="false" fo:line-height="115%"/>
      <style:text-properties officeooo:paragraph-rsid="00188e55"/>
    </style:style>
    <style:style style:name="P7" style:family="paragraph" style:parent-style-name="Standard">
      <style:paragraph-properties fo:margin-top="0in" fo:margin-bottom="0.0835in" style:contextual-spacing="false" fo:line-height="115%"/>
      <style:text-properties fo:color="#0f4c81" loext:opacity="100%" style:font-name="Calibri" fo:font-size="14pt" fo:font-weight="bold" officeooo:paragraph-rsid="00188e55" style:font-name-asian="Calibri1" style:font-size-asian="14pt" style:font-weight-asian="bold" style:font-name-complex="Calibri1" style:font-size-complex="14pt" style:font-weight-complex="bold"/>
    </style:style>
    <style:style style:name="P8" style:family="paragraph" style:parent-style-name="Standard">
      <style:paragraph-properties fo:margin-top="0in" fo:margin-bottom="0.0693in" style:contextual-spacing="false"/>
    </style:style>
    <style:style style:name="P9" style:family="paragraph" style:parent-style-name="Standard">
      <style:paragraph-properties fo:margin-top="0in" fo:margin-bottom="0.0835in" style:contextual-spacing="false" fo:line-height="115%"/>
      <style:text-properties fo:color="#0f4c81" loext:opacity="100%" style:font-name="Calibri" fo:font-size="14pt" fo:font-weight="bold" style:font-name-asian="Calibri1" style:font-size-asian="14pt" style:font-weight-asian="bold" style:font-name-complex="Calibri1" style:font-size-complex="14pt" style:font-weight-complex="bold"/>
    </style:style>
    <style:style style:name="P10" style:family="paragraph" style:parent-style-name="Standard">
      <style:paragraph-properties fo:margin-top="0in" fo:margin-bottom="0.0835in" style:contextual-spacing="false" fo:line-height="115%"/>
      <style:text-properties fo:color="#0f4c81" loext:opacity="100%" style:font-name="Calibri" fo:font-size="22pt" fo:font-weight="bold" style:font-name-asian="Calibri1" style:font-size-asian="22pt" style:font-weight-asian="bold" style:font-name-complex="Calibri1" style:font-size-complex="22pt" style:font-weight-complex="bold"/>
    </style:style>
    <style:style style:name="T1" style:family="text">
      <style:text-properties fo:color="#0f4c81" loext:opacity="100%" style:font-name="Calibri" fo:font-weight="bold" style:font-name-asian="Calibri1" style:font-weight-asian="bold" style:font-name-complex="Calibri1" style:font-weight-complex="bold"/>
    </style:style>
    <style:style style:name="T2" style:family="text">
      <style:text-properties fo:color="#0f4c81" loext:opacity="100%" style:font-name="Calibri" style:font-name-asian="Calibri1" style:font-name-complex="Calibri1"/>
    </style:style>
    <style:style style:name="T3" style:family="text">
      <style:text-properties fo:color="#333333" loext:opacity="100%" style:font-name="Calibri" fo:font-size="11pt" style:font-name-asian="Calibri1" style:font-size-asian="11pt" style:font-name-complex="Calibri1" style:font-size-complex="11pt"/>
    </style:style>
    <style:style style:name="T4" style:family="text">
      <style:text-properties fo:color="#333333" loext:opacity="100%" style:font-name="Calibri" fo:font-size="11pt" fo:font-weight="bold" style:font-name-asian="Calibri1" style:font-size-asian="11pt" style:font-weight-asian="bold" style:font-name-complex="Calibri1" style:font-size-complex="11pt" style:font-weight-complex="bold"/>
    </style:style>
    <style:style style:name="T5" style:family="text">
      <style:text-properties fo:color="#333333" loext:opacity="100%" style:font-name="Calibri" fo:font-size="11pt" fo:font-style="italic" fo:font-weight="bold" style:font-name-asian="Calibri1" style:font-size-asian="11pt" style:font-style-asian="italic" style:font-weight-asian="bold" style:font-name-complex="Calibri1" style:font-size-complex="11pt" style:font-style-complex="italic" style:font-weight-complex="bold"/>
    </style:style>
    <style:style style:name="T6" style:family="text">
      <style:text-properties fo:color="#ffffff" loext:opacity="100%" style:font-name="Calibri" fo:font-size="11pt" fo:font-weight="bold" style:font-name-asian="Calibri1" style:font-size-asian="11pt" style:font-weight-asian="bold" style:font-name-complex="Calibri1" style:font-size-complex="11pt" style:font-weight-complex="bold"/>
    </style:style>
    <style:style style:name="T7" style:family="text">
      <style:text-properties fo:color="#333333" loext:opacity="100%" style:font-name="Calibri" fo:font-size="11pt" officeooo:rsid="00188e55" style:font-name-asian="Calibri1" style:font-size-asian="11pt" style:font-name-complex="Calibri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mpact Trust Graph</text:span></text:p>
      <text:p text:style-name="P2"><text:span text:style-name="T2">Concept Document for Impact Stream &amp; Wire Wallet</text:span></text:p>
      <text:p text:style-name="P2"><text:span text:style-name="T2">ETHDenver 2026 BUIDLathon — PROSPERIA Track</text:span></text:p>
      <text:p text:style-name="P3"><text:span text:style-name="T1">How Impact Stream Works Today</text:span></text:p>
      <text:p text:style-name="P4"><text:span text:style-name="T3">Based on public materials and a review of the v1 codebase (github.com/0xPrimordia/impact-stream-app), here’s our understanding. We’re presenting it so your team can correct anything we’ve gotten wrong.</text:span></text:p>
      <text:p text:style-name="P5"><text:span text:style-name="T1">1. Community Identification &amp; Onboarding</text:span></text:p>
      <text:p text:style-name="P4"><text:span text:style-name="T3">Impact Stream partners with a local NGO to identify a community in need. Community members sign up via a Progressive Web App using their phone number. In Togo, over 100 people enrolled this way. The v1 platform runs on Next.js with Privy for wallet auth, Supabase for data, and Allo Protocol for on-chain fund allocation.</text:span></text:p>
      <text:p text:style-name="P4"><text:span text:style-name="T4">What could help: </text:span><text:span text:style-name="T3">Phone-number enrollment is great for accessibility but limited for sybil resistance — a person with multiple SIM cards can create multiple accounts. Layering cryptographic identity verification on top of phone sign-up, without changing the user experience, would make each identity verifiably unique. An AI agent that guides onboarding via voice conversation could also eliminate barriers for people new to technology or with limited literacy — no forms to fill, no text to read, just a spoken conversation in their language.</text:span></text:p>
      <text:p text:style-name="P5"><text:span text:style-name="T1">2. Proposal Submission</text:span></text:p>
      <text:p text:style-name="P4"><text:span text:style-name="T3">Community members submit project proposals through the platform — a medical clinic, a water well, a solar pump, or any implementable public good. In Togo, over 30 proposals were submitted in the community’s local language. Community members are both proposers and voters.</text:span></text:p>
      <text:p text:style-name="P4"><text:span text:style-name="T4">What could help: </text:span><text:span text:style-name="T3">Proposals linked to verified on-chain identities create accountability. If a proposer has delivered on past projects, that track record becomes visible and verifiable. A voice-enabled AI agent could help community members articulate proposals through conversation rather than written forms — critical for participants with limited literacy. The agent structures the idea, reads it back for confirmation, and submits it.</text:span></text:p>
      <text:p text:style-name="P5"><text:span text:style-name="T1">3. Quadratic Voting</text:span></text:p>
      <text:p text:style-name="P4"><text:span text:style-name="T3">Community members vote using quadratic voting: each person gets 10 vote credits to distribute across proposals. The quadratic cost structure (1 vote = 1 credit, 2 votes = 4 credits, 3 votes = 9 credits) prevents any single voter from dominating outcomes. Votes are recorded on-chain.</text:span></text:p>
      <text:p text:style-name="P4"><text:span text:style-name="T4">What could help: </text:span><text:span text:style-name="T3">QV is only as strong as its identity layer. If one person holds multiple identities, they can spread first-vote costs across all of them — the most efficient attack on any QV system. Cryptographic identity verification makes each vote provably from a unique human. A voting agent could explain proposals and the QV mechanism conversationally, handle the math, and confirm choices — making the process accessible to anyone regardless of literacy or tech experience.</text:span></text:p>
      <text:p text:style-name="P5"><text:soft-page-break/><text:span text:style-name="T1">4. Fund Allocation &amp; Execution</text:span></text:p>
      <text:p text:style-name="P4"><text:span text:style-name="T3">Proposals are ranked by vote tally. Donors contribute to a matching pool, and funds are allocated top-down until the pool is exhausted. In Togo, the community raised over $60,000 USD. After funding, project expenses and updates are recorded on the platform for donor transparency.</text:span></text:p>
      <text:p text:style-name="P6"><text:span text:style-name="T4">What could help: </text:span><text:span text:style-name="T3">Milestone-based escrow (funds released in tranches as milestones are verified) rather than lump-sum disbursement creates stronger accountability. On-chain attestations of project outcomes, verified by community members and NGO partners, build a track record that improves future funding rounds. AI agents could handle the most labor-intensive part — progress reporting — through voice check-ins rather than written reports, and coordinate community verification of project milestones.</text:span></text:p>
      <text:p text:style-name="P7">Where We Can Add the Most Value</text:p>
      <text:p text:style-name="P4"><text:span text:style-name="T3">We know Impact Stream v2 is in development, integrating Wire Wallet, introducing geofencing, and addressing accessibility for people with low or no literacy. We haven’t yet connected with the development team on v2 specifics, so this represents what we believe the platform needs to persist and scale — and where our team’s expertise can contribute the most.</text:span></text:p>
      <text:p text:style-name="P5"><text:span text:style-name="T1">Progressive Trust: Earning Agency Over Time</text:span></text:p>
      <text:p text:style-name="P4"><text:span text:style-name="T3">The fundamental question in this model is: how do you establish trust in a trustless environment, and how does that trust translate into increasing agency for participants?</text:span></text:p>
      <text:p text:style-name="P4"><text:span text:style-name="T3">Our proposal uses ERC-8004 (on-chain identity and reputation registries) and ERC-4337 (account abstraction with smart wallets) as the rails for a system where trust is earned and rewarded:</text:span></text:p>
      <text:p text:style-name="P4"><text:span text:style-name="T4">Level 1 — Verified Human. </text:span><text:span text:style-name="T3">A community member signs up, completes identity verification, and receives NGO attestation recorded on-chain via EAS. Their ERC-8004 identity is created. Their ERC-4337 smart wallet handles gas fees and recovery. They can vote and submit proposals. This is day one.</text:span></text:p>
      <text:p text:style-name="P4"><text:span text:style-name="T4">Level 2 — Active Participant. </text:span><text:span text:style-name="T3">After a funding round, the member’s legitimate participation is recorded in their ERC-8004 reputation. They become eligible for expanded roles — proposal review, community verification of project outcomes, or wallet recovery guardian for other members.</text:span></text:p>
      <text:p text:style-name="P4"><text:span text:style-name="T4">Level 3 — Trusted Contributor. </text:span><text:span text:style-name="T3">A proposer whose funded project was completed and community-verified builds a verifiable track record. Future proposals carry more credibility. They may qualify for larger funding, faster disbursement, or reduced escrow requirements.</text:span></text:p>
      <text:p text:style-name="P4"><text:span text:style-name="T4">Level 4 — Community Leader. </text:span><text:span text:style-name="T3">Participants with sustained, verified contributions take on governance roles — calibrating thresholds, mentoring new participants, adjudicating disputes. Their reputation is portable across Impact Stream deployments as the platform scales to new regions.</text:span></text:p>
      <text:p text:style-name="P4"><text:span text:style-name="T3">ERC-8004’s three registries make this work: Identity (this is a unique, verified human), Reputation (here is their track record), and Validation (these claims have been verified by these parties). ERC-4337 makes it invisible to the user — gas sponsorship means no fees, social recovery means a lost phone doesn’t </text:span><text:soft-page-break/><text:span text:style-name="T3">mean a lost identity, and session keys allow AI agents to act on the user’s behalf within defined permissions.</text:span></text:p>
      <text:p text:style-name="P5"><text:span text:style-name="T1">AI Agents for Every Participant</text:span></text:p>
      <text:p text:style-name="P4"><text:span text:style-name="T3">The biggest barrier to adoption isn’t identity or blockchain — it’s complexity. Forms, QV math, milestone tracking, and reporting create friction that disproportionately affects people new to technology or with limited literacy.</text:span></text:p>
      <text:p text:style-name="P4"><text:span text:style-name="T3">Our proposal: every participant has an AI agent operating on their behalf. The agent is introduced through a trusted relationship — the NGO partner — and earns the participant’s trust over time, just as the participant earns trust within the system.</text:span></text:p>
      <text:p text:style-name="P4"><text:span text:style-name="T4">How agents are introduced: </text:span><text:span text:style-name="T3">The NGO worker is the trust bridge. They introduce the agent during in-person onboarding, explain what it does, and are present for the first interaction. The agent inherits trust from the NGO relationship. This means the AI doesn’t need to earn trust from zero — it starts from the credibility the NGO has already built with the community.</text:span></text:p>
      <text:p text:style-name="P4"><text:span text:style-name="T4">How agents earn trust over time:</text:span></text:p>
      <text:p text:style-name="P4"><text:span text:style-name="T5">Phase 1 — Translator. </text:span><text:span text:style-name="T3">The agent is a voice interface that helps the person do things they’re already doing — sign up, submit a proposal, vote. It translates between the person and the platform. The person is always in the conversation, always making the decision.</text:span></text:p>
      <text:p text:style-name="P4"><text:span text:style-name="T5">Phase 2 — Assistant. </text:span><text:span text:style-name="T3">The agent starts doing things the person explicitly asks for — “remind me when voting opens,” “tell me if my project gets funded,” “help me write an update.” Still reactive, still with the person in the loop.</text:span></text:p>
      <text:p text:style-name="P4"><text:span text:style-name="T5">Phase 3 — Delegate. </text:span><text:span text:style-name="T3">Only after the person has built comfort and trust with the agent does it start acting autonomously within defined bounds — filing routine reports, responding to milestone check-ins, managing administrative tasks. And even then, with clear reporting back: “I submitted your progress update yesterday. Here’s what I said. Does that sound right?”</text:span></text:p>
      <text:p text:style-name="P4"><text:span text:style-name="T4">Consequence-aware interactions: </text:span><text:span text:style-name="T3">When an agent facilitates an action that carries real-world consequences — like an attestation that triggers fund release — it makes the consequence explicit in plain, spoken language before recording anything. Not in a way that’s intimidating, but honest: “The community is asking whether the water pump has been installed. If you confirm, the next payment for this project will be released. Has the pump been installed?” The goal is informed participation, not informed consent forms.</text:span></text:p>
      <text:p text:style-name="P4"><text:span text:style-name="T4">Who agents serve:</text:span></text:p>
      <text:p text:style-name="P4"><text:span text:style-name="T4">For community members: </text:span><text:span text:style-name="T3">The agent is their primary interface — speaking their language, communicating via voice, handling all administrative complexity. The member expresses intent; the agent executes. Critically, the agent advocates for the community member’s interests, not the platform’s.</text:span></text:p>
      <text:p text:style-name="P4"><text:span text:style-name="T4">For NGO partners: </text:span><text:span text:style-name="T3">An operations agent manages enrollment tracking, proposal review, milestone monitoring, and reporting — reducing the staff burden that currently makes scaling difficult. If one NGO </text:span><text:soft-page-break/><text:span text:style-name="T3">worker currently supports 100 community members one-on-one, agents let that worker support 1,000 — but the worker remains the trust anchor.</text:span></text:p>
      <text:p text:style-name="P4"><text:span text:style-name="T4">For donors: </text:span><text:span text:style-name="T3">A portfolio agent provides impact visibility — milestone status, outcome verification, fund flow — conversationally, without requiring dashboard navigation.</text:span></text:p>
      <text:p text:style-name="P4"><text:span text:style-name="T3">Each agent operates within the permissions defined by its principal’s ERC-8004 identity and ERC-4337 wallet. Session keys let the agent act autonomously within defined bounds — not custodial, fully revocable. ERC-8004 was originally designed for AI agent identity, so the human+agent model is native to the standard.</text:span></text:p>
      <text:p text:style-name="P5"><text:span text:style-name="T1">Voice-First Interaction</text:span></text:p>
      <text:p text:style-name="P4"><text:span text:style-name="T3">Impact Stream v2 is already addressing accessibility for people with low or no literacy. We believe voice-first conversational AI is the enabling technology.</text:span></text:p>
      <text:p text:style-name="P4"><text:span text:style-name="T3">Traditional interfaces assume literacy. Even simplified GUIs require reading buttons and labels. SMS requires reading and writing text. Voice eliminates the literacy requirement entirely — the community member speaks, the agent responds by speaking. No forms, no text, no screens to navigate.</text:span></text:p>
      <text:p text:style-name="P4"><text:span text:style-name="T3">This also strengthens the trust model: voice-based attestations (agent asks a community member to confirm project progress, records the response as a structured on-chain attestation) make milestone verification practical without written reports. Voice biometrics could complement identity verification, making sybil attacks harder.</text:span></text:p>
      <text:p text:style-name="P5"><text:span text:style-name="T1">Technology Summary</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ext:span text:style-name="T6">Layer</text:span></text:p>
          </table:table-cell>
          <table:table-cell table:style-name="Table1.A1" office:value-type="string">
            <text:p text:style-name="Standard"><text:span text:style-name="T6">Technology</text:span></text:p>
          </table:table-cell>
          <table:table-cell table:style-name="Table1.A1" office:value-type="string">
            <text:p text:style-name="Standard"><text:span text:style-name="T6">Role</text:span></text:p>
          </table:table-cell>
        </table:table-row>
        <table:table-row table:style-name="Table1.1">
          <table:table-cell table:style-name="Table1.A2" office:value-type="string">
            <text:p text:style-name="Standard"><text:span text:style-name="T3">Identity</text:span></text:p>
          </table:table-cell>
          <table:table-cell table:style-name="Table1.B2" office:value-type="string">
            <text:p text:style-name="Standard"><text:span text:style-name="T3">ERC-8004</text:span></text:p>
          </table:table-cell>
          <table:table-cell table:style-name="Table1.C2" office:value-type="string">
            <text:p text:style-name="Standard"><text:span text:style-name="T3">Persistent on-chain identity + reputation for humans and their AI agents. Three registries: Identity, Reputation, Validation.</text:span></text:p>
          </table:table-cell>
        </table:table-row>
        <table:table-row table:style-name="Table1.1">
          <table:table-cell table:style-name="Table1.A3" office:value-type="string">
            <text:p text:style-name="Standard"><text:span text:style-name="T3">Wallet</text:span></text:p>
          </table:table-cell>
          <table:table-cell table:style-name="Table1.A3" office:value-type="string">
            <text:p text:style-name="Standard"><text:span text:style-name="T3">ERC-4337 + Wire Wallet (v2)</text:span></text:p>
          </table:table-cell>
          <table:table-cell table:style-name="Table1.A3" office:value-type="string">
            <text:p text:style-name="Standard"><text:span text:style-name="T3">Gas sponsorship, social recovery, session keys for agent delegation. Zero fees for community members.</text:span></text:p>
          </table:table-cell>
        </table:table-row>
        <table:table-row table:style-name="Table1.1">
          <table:table-cell table:style-name="Table1.A4" office:value-type="string">
            <text:p text:style-name="Standard"><text:span text:style-name="T3">Attestations</text:span></text:p>
          </table:table-cell>
          <table:table-cell table:style-name="Table1.B4" office:value-type="string">
            <text:p text:style-name="Standard"><text:span text:style-name="T3">EAS (Ethereum Attestation Service)</text:span></text:p>
          </table:table-cell>
          <table:table-cell table:style-name="Table1.C4" office:value-type="string">
            <text:p text:style-name="Standard"><text:span text:style-name="T3">On-chain attestations: NGO identity verification, proposal endorsements, milestone verification, outcome reporting. Richard has direct build experience.</text:span></text:p>
          </table:table-cell>
        </table:table-row>
        <table:table-row table:style-name="Table1.1">
          <table:table-cell table:style-name="Table1.A3" office:value-type="string">
            <text:p text:style-name="Standard"><text:span text:style-name="T3">Sybil Resistance</text:span></text:p>
          </table:table-cell>
          <table:table-cell table:style-name="Table1.A3" office:value-type="string">
            <text:p text:style-name="Standard"><text:span text:style-name="T3">ERC-8004 + EAS + voice biometrics</text:span></text:p>
          </table:table-cell>
          <table:table-cell table:style-name="Table1.A3" office:value-type="string">
            <text:p text:style-name="Standard"><text:span text:style-name="T3">Multi-layer: cryptographic identity, NGO attestation, behavioral signals.</text:span></text:p>
          </table:table-cell>
        </table:table-row>
        <table:table-row table:style-name="Table1.1">
          <table:table-cell table:style-name="Table1.A6" office:value-type="string">
            <text:p text:style-name="Standard"><text:span text:style-name="T3">Settlement</text:span></text:p>
          </table:table-cell>
          <table:table-cell table:style-name="Table1.B6" office:value-type="string">
            <text:p text:style-name="Standard"><text:span text:style-name="T3">Wire Wallet / Wire Network + Allo Protocol</text:span></text:p>
          </table:table-cell>
          <table:table-cell table:style-name="Table1.C6" office:value-type="string">
            <text:p text:style-name="Standard"><text:span text:style-name="T3">Multi-chain donations, on-chain fund allocation, milestone escrow.</text:span></text:p>
          </table:table-cell>
        </table:table-row>
        <table:table-row table:style-name="Table1.1">
          <table:table-cell table:style-name="Table1.A3" office:value-type="string">
            <text:p text:style-name="Standard"><text:span text:style-name="T3">AI Agents</text:span></text:p>
          </table:table-cell>
          <table:table-cell table:style-name="Table1.A3" office:value-type="string">
            <text:p text:style-name="Standard"><text:span text:style-name="T3">Voice-enabled agents per participant</text:span></text:p>
          </table:table-cell>
          <table:table-cell table:style-name="Table1.A3" office:value-type="string">
            <text:p text:style-name="Standard"><text:span text:style-name="T3">Onboarding, proposal submission, voting, reporting — all conversational. Scoped by ERC-4337 session keys.</text:span></text:p>
          </table:table-cell>
        </table:table-row>
      </table:table>
      <text:p text:style-name="P8"/>
      <text:p text:style-name="P5"><text:soft-page-break/><text:span text:style-name="T1">Hackathon vs. Post-Hackathon</text:span></text:p>
      <text:p text:style-name="P4"><text:span text:style-name="T4">Hackathon (submit Sat 8 AM): </text:span><text:span text:style-name="T3">ERC-8004 identity + ERC-4337 wallet integration, progressive trust model demo, AI agent proof-of-concept (voice-enabled onboarding and voting), on-chain attestations via EAS, and fund flow traceability.</text:span></text:p>
      <text:p text:style-name="P4"><text:span text:style-name="T4">Post-hackathon: </text:span><text:span text:style-name="T3">Full voice agent implementation, milestone escrow with agent-assisted reporting, Wire Wallet / v2 integration, multilingual voice support, trust model calibration with real community data, and multi-region scaling with portable reputation.</text:span></text:p>
      <text:p text:style-name="P9">Questions for Impact Stream</text:p>
      <text:p text:style-name="P5"><text:span text:style-name="T1">Must-Know: What We Need to Move Forward</text:span></text:p>
      <text:p text:style-name="P4"><text:span text:style-name="T3">These are the questions blocking our build. Even short answers unblock us.</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Standard"><text:span text:style-name="T6">#</text:span></text:p>
          </table:table-cell>
          <table:table-cell table:style-name="Table2.A1" office:value-type="string">
            <text:p text:style-name="Standard"><text:span text:style-name="T6">Question</text:span></text:p>
          </table:table-cell>
          <table:table-cell table:style-name="Table2.A1" office:value-type="string">
            <text:p text:style-name="Standard"><text:span text:style-name="T6">Why It’s Blocking</text:span></text:p>
          </table:table-cell>
        </table:table-row>
        <table:table-row table:style-name="Table2.1">
          <table:table-cell table:style-name="Table2.A2" office:value-type="string">
            <text:p text:style-name="Standard"><text:span text:style-name="T3">1</text:span></text:p>
          </table:table-cell>
          <table:table-cell table:style-name="Table2.B2" office:value-type="string">
            <text:p text:style-name="Standard"><text:span text:style-name="T3">What is the scope and timeline for v2? What’s being built vs. planned vs. exploratory?</text:span></text:p>
          </table:table-cell>
          <table:table-cell table:style-name="Table2.C2" office:value-type="string">
            <text:p text:style-name="Standard"><text:span text:style-name="T3">We need to know where our work fits vs. duplicates v2 effort.</text:span></text:p>
          </table:table-cell>
        </table:table-row>
        <table:table-row table:style-name="Table2.1">
          <table:table-cell table:style-name="Table2.A3" office:value-type="string">
            <text:p text:style-name="Standard"><text:span text:style-name="T3">2</text:span></text:p>
          </table:table-cell>
          <table:table-cell table:style-name="Table2.A3" office:value-type="string">
            <text:p text:style-name="Standard"><text:span text:style-name="T3">Does Wire Wallet replace Privy in v2, or do they coexist? How does the wallet infrastructure change?</text:span></text:p>
          </table:table-cell>
          <table:table-cell table:style-name="Table2.A3" office:value-type="string">
            <text:p text:style-name="Standard"><text:span text:style-name="T3">Our ERC-4337 integration depends on knowing which wallet we’re extending.</text:span></text:p>
          </table:table-cell>
        </table:table-row>
        <table:table-row table:style-name="Table2.1">
          <table:table-cell table:style-name="Table2.A4" office:value-type="string">
            <text:p text:style-name="Standard"><text:span text:style-name="T3">3</text:span></text:p>
          </table:table-cell>
          <table:table-cell table:style-name="Table2.B4" office:value-type="string">
            <text:p text:style-name="Standard"><text:span text:style-name="T3">Is v2 open-source? Can we access the codebase or technical specs?</text:span></text:p>
          </table:table-cell>
          <table:table-cell table:style-name="Table2.C4" office:value-type="string">
            <text:p text:style-name="Standard"><text:span text:style-name="T3">Determines whether we can build integrations directly or need to work from APIs.</text:span></text:p>
          </table:table-cell>
        </table:table-row>
        <table:table-row table:style-name="Table2.1">
          <table:table-cell table:style-name="Table2.A3" office:value-type="string">
            <text:p text:style-name="Standard"><text:span text:style-name="T3">4</text:span></text:p>
          </table:table-cell>
          <table:table-cell table:style-name="Table2.A3" office:value-type="string">
            <text:p text:style-name="Standard"><text:span text:style-name="T3">Who should we coordinate with on v2 development? Is Dave Leland the primary Wire Wallet contact?</text:span></text:p>
          </table:table-cell>
          <table:table-cell table:style-name="Table2.A3" office:value-type="string">
            <text:p text:style-name="Standard"><text:span text:style-name="T3">We need a technical counterpart to avoid building the wrong thing.</text:span></text:p>
          </table:table-cell>
        </table:table-row>
        <table:table-row table:style-name="Table2.1">
          <table:table-cell table:style-name="Table2.A6" office:value-type="string">
            <text:p text:style-name="Standard"><text:span text:style-name="T3">5</text:span></text:p>
          </table:table-cell>
          <table:table-cell table:style-name="Table2.B6" office:value-type="string">
            <text:p text:style-name="Standard"><text:span text:style-name="T3">Is voice interaction or AI agent integration on v2’s roadmap, or is the accessibility approach different?</text:span></text:p>
          </table:table-cell>
          <table:table-cell table:style-name="Table2.C6" office:value-type="string">
            <text:p text:style-name="Standard"><text:span text:style-name="T3">Determines whether our voice/agent proposal is additive or conflicts with v2 plans.</text:span></text:p>
          </table:table-cell>
        </table:table-row>
        <table:table-row table:style-name="Table2.1">
          <table:table-cell table:style-name="Table2.A3" office:value-type="string">
            <text:p text:style-name="Standard"><text:span text:style-name="T3">6</text:span></text:p>
          </table:table-cell>
          <table:table-cell table:style-name="Table2.A3" office:value-type="string">
            <text:p text:style-name="Standard"><text:span text:style-name="T3">Does Allo Protocol carry into v2, or is fund allocation changing?</text:span></text:p>
          </table:table-cell>
          <table:table-cell table:style-name="Table2.A3" office:value-type="string">
            <text:p text:style-name="Standard"><text:span text:style-name="T3">Affects our settlement layer and escrow design.</text:span></text:p>
          </table:table-cell>
        </table:table-row>
        <table:table-row table:style-name="Table2.1">
          <table:table-cell table:style-name="Table2.A8" office:value-type="string">
            <text:p text:style-name="Standard"><text:span text:style-name="T3">7</text:span></text:p>
          </table:table-cell>
          <table:table-cell table:style-name="Table2.B8" office:value-type="string">
            <text:p text:style-name="Standard"><text:span text:style-name="T3">What chain(s) does v2 target? Where are votes and transactions recorded?</text:span></text:p>
          </table:table-cell>
          <table:table-cell table:style-name="Table2.C8" office:value-type="string">
            <text:p text:style-name="Standard"><text:span text:style-name="T3">Determines where we deploy ERC-8004, ERC-4337, and EAS contracts.</text:span></text:p>
          </table:table-cell>
        </table:table-row>
        <table:table-row table:style-name="Table2.1">
          <table:table-cell table:style-name="Table2.A3" office:value-type="string">
            <text:p text:style-name="Standard"><text:span text:style-name="T3">8</text:span></text:p>
          </table:table-cell>
          <table:table-cell table:style-name="Table2.A3" office:value-type="string">
            <text:p text:style-name="Standard"><text:span text:style-name="T3">What does NGO partner support look like on the ground today? How many staff support how many participants, and what does that workflow look like?</text:span></text:p>
          </table:table-cell>
          <table:table-cell table:style-name="Table2.A3" office:value-type="string">
            <text:p text:style-name="Standard"><text:span text:style-name="T3">Shapes how AI agents augment (not replace) the NGO relationship, and what agent-assisted workflows to prioritize.</text:span></text:p>
          </table:table-cell>
        </table:table-row>
      </table:table>
      <text:p text:style-name="P8"/>
      <text:p text:style-name="P5"><text:span text:style-name="T1">Good-to-Know: Helps Us Build Better</text:span></text:p>
      <text:p text:style-name="P4"><text:span text:style-name="T3">These answers improve our design but don’t block progress. Answer when you can.</text:span></text:p>
      <table:table table:name="Table3" table:style-name="Table3">
        <table:table-column table:style-name="Table3.A"/>
        <table:table-column table:style-name="Table3.B"/>
        <table:table-column table:style-name="Table3.C"/>
        <text:soft-page-break/>
        <table:table-row table:style-name="Table3.1">
          <table:table-cell table:style-name="Table3.A1" office:value-type="string">
            <text:p text:style-name="Standard"><text:span text:style-name="T6">#</text:span></text:p>
          </table:table-cell>
          <table:table-cell table:style-name="Table3.A1" office:value-type="string">
            <text:p text:style-name="Standard"><text:span text:style-name="T6">Question</text:span></text:p>
          </table:table-cell>
          <table:table-cell table:style-name="Table3.A1" office:value-type="string">
            <text:p text:style-name="Standard"><text:span text:style-name="T6">What It Helps</text:span></text:p>
          </table:table-cell>
        </table:table-row>
        <table:table-row table:style-name="Table3.1">
          <table:table-cell table:style-name="Table3.A2" office:value-type="string">
            <text:p text:style-name="Standard"><text:span text:style-name="T3">9</text:span></text:p>
          </table:table-cell>
          <table:table-cell table:style-name="Table3.B2" office:value-type="string">
            <text:p text:style-name="Standard"><text:span text:style-name="T3">Have you seen or suspected duplicate accounts or vote manipulation in any round?</text:span></text:p>
          </table:table-cell>
          <table:table-cell table:style-name="Table3.C2" office:value-type="string">
            <text:p text:style-name="Standard"><text:span text:style-name="T3">Tells us whether sybil resistance is urgent or preventive.</text:span></text:p>
          </table:table-cell>
        </table:table-row>
        <table:table-row table:style-name="Table3.1">
          <table:table-cell table:style-name="Table3.A3" office:value-type="string">
            <text:p text:style-name="Standard"><text:span text:style-name="T3">10</text:span></text:p>
          </table:table-cell>
          <table:table-cell table:style-name="Table3.A3" office:value-type="string">
            <text:p text:style-name="Standard"><text:span text:style-name="T3">What happens today if someone loses their phone or gets a new number?</text:span></text:p>
          </table:table-cell>
          <table:table-cell table:style-name="Table3.A3" office:value-type="string">
            <text:p text:style-name="Standard"><text:span text:style-name="T3">Informs our ERC-4337 social recovery design.</text:span></text:p>
          </table:table-cell>
        </table:table-row>
        <table:table-row table:style-name="Table3.1">
          <table:table-cell table:style-name="Table3.A4" office:value-type="string">
            <text:p text:style-name="Standard"><text:span text:style-name="T3">11</text:span></text:p>
          </table:table-cell>
          <table:table-cell table:style-name="Table3.B4" office:value-type="string">
            <text:p text:style-name="Standard"><text:span text:style-name="T3">What does project tracking look like after funds are disbursed? How are expenses and updates shared?</text:span></text:p>
          </table:table-cell>
          <table:table-cell table:style-name="Table3.C4" office:value-type="string">
            <text:p text:style-name="Standard"><text:span text:style-name="T3">Shapes our agent-assisted reporting and milestone escrow design.</text:span></text:p>
          </table:table-cell>
        </table:table-row>
        <table:table-row table:style-name="Table3.1">
          <table:table-cell table:style-name="Table3.A3" office:value-type="string">
            <text:p text:style-name="Standard"><text:span text:style-name="T3">12</text:span></text:p>
          </table:table-cell>
          <table:table-cell table:style-name="Table3.A3" office:value-type="string">
            <text:p text:style-name="Standard"><text:span text:style-name="T3">What percentage of participants have limited or no literacy? What languages are spoken beyond those on the platform (English, French, Ewe)?</text:span></text:p>
          </table:table-cell>
          <table:table-cell table:style-name="Table3.A3" office:value-type="string">
            <text:p text:style-name="Standard"><text:span text:style-name="T3">Calibrates voice agent priority and multilingual requirements.</text:span></text:p>
          </table:table-cell>
        </table:table-row>
        <table:table-row table:style-name="Table3.1">
          <table:table-cell table:style-name="Table3.A6" office:value-type="string">
            <text:p text:style-name="Standard"><text:span text:style-name="T3">13</text:span></text:p>
          </table:table-cell>
          <table:table-cell table:style-name="Table3.B6" office:value-type="string">
            <text:p text:style-name="Standard"><text:span text:style-name="T3">What was the biggest pain point or unexpected challenge from the Togo pilot?</text:span></text:p>
          </table:table-cell>
          <table:table-cell table:style-name="Table3.C6" office:value-type="string">
            <text:p text:style-name="Standard"><text:span text:style-name="T3">Grounds our build in real priorities.</text:span></text:p>
          </table:table-cell>
        </table:table-row>
        <table:table-row table:style-name="Table3.1">
          <table:table-cell table:style-name="Table3.A3" office:value-type="string">
            <text:p text:style-name="Standard"><text:span text:style-name="T3">14</text:span></text:p>
          </table:table-cell>
          <table:table-cell table:style-name="Table3.A3" office:value-type="string">
            <text:p text:style-name="Standard"><text:span text:style-name="T3">Does Impact Stream have a position on AI agent integration? Any concerns?</text:span></text:p>
          </table:table-cell>
          <table:table-cell table:style-name="Table3.A3" office:value-type="string">
            <text:p text:style-name="Standard"><text:span text:style-name="T3">We want to propose something that aligns with your philosophy.</text:span></text:p>
          </table:table-cell>
        </table:table-row>
        <table:table-row table:style-name="Table3.1">
          <table:table-cell table:style-name="Table3.A8" office:value-type="string">
            <text:p text:style-name="Standard"><text:span text:style-name="T3">15</text:span></text:p>
          </table:table-cell>
          <table:table-cell table:style-name="Table3.B8" office:value-type="string">
            <text:p text:style-name="Standard"><text:span text:style-name="T3">If you could change one thing about the current platform, what would it be?</text:span></text:p>
          </table:table-cell>
          <table:table-cell table:style-name="Table3.C8" office:value-type="string">
            <text:p text:style-name="Standard"><text:span text:style-name="T3">The most important question — tells us what to build.</text:span></text:p>
          </table:table-cell>
        </table:table-row>
      </table:table>
      <text:p text:style-name="P10"><text:line-break/>Next Steps</text:p>
      <text:p text:style-name="P4"><text:span text:style-name="T3">We’re at ETHDenver through Saturday, February 21. Hackathon submission is Saturday 8 AM MST.</text:span></text:p>
      <text:p text:style-name="P4"><text:span text:style-name="T4">1. </text:span><text:span text:style-name="T3">Connect with the v2 development team — answers to the “Must-Know” questions (especially #1, #2, #5, and #8) unblock everything else.</text:span></text:p>
      <text:p text:style-name="P4"><text:span text:style-name="T4">2. </text:span><text:span text:style-name="T3">Meet in person to walk through this if schedules allow.</text:span></text:p>
      <text:p text:style-name="P4"><text:span text:style-name="T4">3. </text:span><text:span text:style-name="T3">Coordinate with Dave Leland on Wire Wallet integration.</text:span></text:p>
      <text:p text:style-name="P4"><text:span text:style-name="T4">4. </text:span><text:span text:style-name="T3">Quick feedback on whether progressive trust + AI agents + voice resonates with where v2 is heading.</text:span></text:p>
      <text:p text:style-name="P4"><text:span text:style-name="T3">Our goal is to build something Impact Stream can actually use — not a demo that looks good on stage but doesn’t serve Togo, </text:span><text:span text:style-name="T7">a</text:span><text:span text:style-name="T7">n</text:span><text:span text:style-name="T7">d beyond</text:span><text:span text:style-name="T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class="chapter">
      <style:text-properties fo:color="#2e74b5" loext:opacity="100%" fo:font-size="16pt" style:font-size-asian="16pt" style:font-size-complex="16pt"/>
    </style:style>
    <style:style style:name="Heading_20_2" style:display-name="Heading 2" style:family="paragraph" style:parent-style-name="Heading" style:class="chapter">
      <style:text-properties fo:color="#2e74b5" loext:opacity="100%" fo:font-size="13pt" style:font-size-asian="13pt" style:font-size-complex="13pt"/>
    </style:style>
    <style:style style:name="Heading_20_3" style:display-name="Heading 3" style:family="paragraph" style:parent-style-name="Heading" style:class="chapter">
      <style:text-properties fo:color="#1f4d78" loext:opacity="100%" fo:font-size="12pt" style:font-size-asian="12pt" style:font-size-complex="12pt"/>
    </style:style>
    <style:style style:name="Heading_20_4" style:display-name="Heading 4" style:family="paragraph" style:parent-style-name="Heading" style:class="chapter">
      <style:text-properties fo:color="#2e74b5" loext:opacity="100%" fo:font-style="italic" style:font-style-asian="italic" style:font-style-complex="italic"/>
    </style:style>
    <style:style style:name="Heading_20_5" style:display-name="Heading 5" style:family="paragraph" style:parent-style-name="Heading" style:class="chapter">
      <style:text-properties fo:color="#2e74b5" loext:opacity="100%"/>
    </style:style>
    <style:style style:name="Heading_20_6" style:display-name="Heading 6" style:family="paragraph" style:parent-style-name="Heading" style:class="chapter">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center" style:justify-single-word="false"/>
    </style:style>
    <style:style style:name="MT1" style:family="text">
      <style:text-properties fo:color="#333333" loext:opacity="100%" style:font-name="Calibri" fo:font-size="11pt" style:font-name-asian="Calibri1" style:font-size-asian="11pt" style:font-name-complex="Calibri1" style:font-size-complex="11pt"/>
    </style:style>
    <style:page-layout style:name="Mpm1">
      <style:page-layout-properties fo:page-width="8.5in" fo:page-height="11in" style:num-format="1" style:print-orientation="portrait" fo:margin-top="1in" fo:margin-bottom="0.4917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age-number text:select-page="current">6</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Un-named</meta:initial-creator>
    <meta:editing-cycles>2</meta:editing-cycles>
    <meta:creation-date>2026-02-20T00:34:03.912000000</meta:creation-date>
    <dc:date>2026-02-19T19:23:41.137412000</dc:date>
    <meta:editing-duration>PT38M34S</meta:editing-duration>
    <meta:document-statistic meta:table-count="3" meta:image-count="0" meta:object-count="0" meta:page-count="6" meta:paragraph-count="134" meta:word-count="2203" meta:character-count="14754" meta:non-whitespace-character-count="12644"/>
    <meta:generator>LibreOffice/26.2.0.3$MacOSX_AARCH64 LibreOffice_project/afbbd0df0edb6d40b450b0337ac646b0913a760c</meta:generator>
  </office:meta>
</office:document-meta>
</file>